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/>
    </style:style>
    <style:style style:name="Tabella1.A" style:family="table-column">
      <style:table-column-properties style:column-width="4.75cm" style:rel-column-width="16383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officeooo:paragraph-rsid="005c8b59"/>
    </style:style>
    <style:style style:name="P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90cbf0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90cbf0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  <style:text-properties style:font-name="Courier 10 Pitch" fo:font-size="9pt" fo:font-weight="normal" officeooo:paragraph-rsid="0093aa61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Courier 10 Pitch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Courier 10 Pitch" fo:font-size="9pt" fo:font-weight="bold" officeooo:rsid="0090cbf0" officeooo:paragraph-rsid="0093aa61" style:font-size-asian="9pt" style:font-weight-asian="bold" style:font-size-complex="9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95a4c1" style:font-weight-asian="normal" style:font-weight-complex="normal"/>
    </style:style>
    <style:style style:name="T3" style:family="text">
      <style:text-properties officeooo:rsid="0095a4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4"/>
        <table:table-row>
          <table:table-cell table:style-name="Tabella1.A1" office:value-type="string">
            <text:p text:style-name="P8">Codice</text:p>
          </table:table-cell>
          <table:table-cell table:style-name="Tabella1.A1" office:value-type="string">
            <text:p text:style-name="P8">Prodotto</text:p>
          </table:table-cell>
          <table:table-cell table:style-name="Tabella1.A1" office:value-type="string">
            <text:p text:style-name="P8">Rif.</text:p>
          </table:table-cell>
          <table:table-cell table:style-name="Tabella1.D1" office:value-type="string">
            <text:p text:style-name="P8">Tot.</text:p>
          </table:table-cell>
        </table:table-row>
        <table:table-row>
          <table:table-cell table:style-name="Tabella1.A2" table:number-columns-spanned="4" office:value-type="string">
            <text:p text:style-name="P3"><text:placeholder text:placeholder-type="text">&lt;for each="(type, o) in get_objects(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3"><text:placeholder text:placeholder-type="text">&lt;if test="type=='data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4"><text:placeholder text:placeholder-type="text">&lt;o.product_id.default_code&gt;</text:placeholder></text:p>
          </table:table-cell>
          <table:table-cell table:style-name="Tabella1.C4" office:value-type="string">
            <text:p text:style-name="P13"/>
          </table:table-cell>
          <table:table-cell table:style-name="Tabella1.C4" office:value-type="string">
            <text:p text:style-name="P13"/>
          </table:table-cell>
          <table:table-cell table:style-name="Tabella1.D4" office:value-type="string">
            <text:p text:style-name="P4"><text:placeholder text:placeholder-type="text">&lt;o.product_uom_qty&gt;</text:placeholder></text:p>
          </table:table-cell>
        </table:table-row>
        <table:table-row>
          <table:table-cell table:style-name="Tabella1.A5" table:number-columns-spanned="4" office:value-type="string">
            <text:p text:style-name="P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3"><text:placeholder text:placeholder-type="text">&lt;if test="type=='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3" office:value-type="string">
            <text:p text:style-name="P14">Totale <text:span text:style-name="T3">[</text:span><text:span text:style-name="T1"><text:placeholder text:placeholder-type="text">&lt;o[1]&gt;</text:placeholder></text:span><text:span text:style-name="T2">]</text:span></text:p>
          </table:table-cell>
          <table:covered-table-cell/>
          <table:covered-table-cell/>
          <table:table-cell table:style-name="Tabella1.D7" office:value-type="string">
            <text:p text:style-name="P12"><text:placeholder text:placeholder-type="text">&lt;o[0]&gt;</text:placeholder></text:p>
          </table:table-cell>
        </table:table-row>
        <table:table-row>
          <table:table-cell table:style-name="Tabella1.A8" table:number-columns-spanned="4" office:value-type="string">
            <text:p text:style-name="P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4T12:15:02.184860652</dc:date>
    <dc:creator>thebrush </dc:creator>
    <meta:editing-duration>PT19H20M53S</meta:editing-duration>
    <meta:editing-cycles>126</meta:editing-cycles>
    <meta:document-statistic meta:table-count="1" meta:image-count="0" meta:object-count="0" meta:page-count="1" meta:paragraph-count="14" meta:word-count="21" meta:character-count="197" meta:non-whitespace-character-count="190"/>
  </office:meta>
</office:document-meta>
</file>